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44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1.845cm"/>
    </style:style>
    <style:style style:name="co28" style:family="table-column">
      <style:table-column-properties fo:break-before="auto" style:column-width="3.013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503cm"/>
    </style:style>
    <style:style style:name="co31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,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,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,41344428062439</text:p>
          </table:table-cell>
          <table:table-cell office:value-type="float" office:value="5.21645164489746" calcext:value-type="float">
            <text:p>5,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,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,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,51564645767212</text:p>
          </table:table-cell>
          <table:table-cell office:value-type="float" office:value="220.197613239288" calcext:value-type="float">
            <text:p>220,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,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,2868971824646</text:p>
          </table:table-cell>
          <table:table-cell office:value-type="float" office:value="221.291181087494" calcext:value-type="float">
            <text:p>221,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,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,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,96676254272461</text:p>
          </table:table-cell>
          <table:table-cell office:value-type="float" office:value="28.1044919490814" calcext:value-type="float">
            <text:p>28,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,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,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,137974023819</text:p>
          </table:table-cell>
          <table:table-cell office:value-type="float" office:value="259.010093688965" calcext:value-type="float">
            <text:p>259,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,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,8756129741669</text:p>
          </table:table-cell>
          <table:table-cell office:value-type="float" office:value="274.86438202858" calcext:value-type="float">
            <text:p>274,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,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,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,77382111549377</text:p>
          </table:table-cell>
          <table:table-cell office:value-type="float" office:value="14.3046209812164" calcext:value-type="float">
            <text:p>14,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,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,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,16474366188049</text:p>
          </table:table-cell>
          <table:table-cell office:value-type="float" office:value="230.964637756348" calcext:value-type="float">
            <text:p>230,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,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,63749194145203</text:p>
          </table:table-cell>
          <table:table-cell office:value-type="float" office:value="232.826672077179" calcext:value-type="float">
            <text:p>232,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,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,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,885621070861816</text:p>
          </table:table-cell>
          <table:table-cell office:value-type="float" office:value="7.9839141368866" calcext:value-type="float">
            <text:p>7,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,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,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,88642501831055</text:p>
          </table:table-cell>
          <table:table-cell office:value-type="float" office:value="228.383596897125" calcext:value-type="float">
            <text:p>228,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,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,89051723480225</text:p>
          </table:table-cell>
          <table:table-cell office:value-type="float" office:value="227.59973025322" calcext:value-type="float">
            <text:p>227,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,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,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,889124155044556</text:p>
          </table:table-cell>
          <table:table-cell office:value-type="float" office:value="8.00901174545288" calcext:value-type="float">
            <text:p>8,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,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,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,73019576072693</text:p>
          </table:table-cell>
          <table:table-cell office:value-type="float" office:value="230.76460981369" calcext:value-type="float">
            <text:p>230,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,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,16778659820557</text:p>
          </table:table-cell>
          <table:table-cell office:value-type="float" office:value="225.192695140839" calcext:value-type="float">
            <text:p>225,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,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,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,512184619903564</text:p>
          </table:table-cell>
          <table:table-cell office:value-type="float" office:value="6.37089681625366" calcext:value-type="float">
            <text:p>6,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,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,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,94401335716248</text:p>
          </table:table-cell>
          <table:table-cell office:value-type="float" office:value="231.900307178497" calcext:value-type="float">
            <text:p>231,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,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,66681528091431</text:p>
          </table:table-cell>
          <table:table-cell office:value-type="float" office:value="232.658382415771" calcext:value-type="float">
            <text:p>232,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,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,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,329805135726929</text:p>
          </table:table-cell>
          <table:table-cell office:value-type="float" office:value="4.96911525726318" calcext:value-type="float">
            <text:p>4,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,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,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,42277693748474</text:p>
          </table:table-cell>
          <table:table-cell office:value-type="float" office:value="220.231250762939" calcext:value-type="float">
            <text:p>220,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,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,48553276062012</text:p>
          </table:table-cell>
          <table:table-cell office:value-type="float" office:value="218.465132951736" calcext:value-type="float">
            <text:p>218,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,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,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,307199478149414</text:p>
          </table:table-cell>
          <table:table-cell office:value-type="float" office:value="5.02943706512451" calcext:value-type="float">
            <text:p>5,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,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,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,87033772468567</text:p>
          </table:table-cell>
          <table:table-cell office:value-type="float" office:value="216.110991239548" calcext:value-type="float">
            <text:p>216,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,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,1779477596283</text:p>
          </table:table-cell>
          <table:table-cell office:value-type="float" office:value="220.352707386017" calcext:value-type="float">
            <text:p>220,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,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,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,985483169555664</text:p>
          </table:table-cell>
          <table:table-cell office:value-type="float" office:value="8.44987630844116" calcext:value-type="float">
            <text:p>8,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,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,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,01030731201172</text:p>
          </table:table-cell>
          <table:table-cell office:value-type="float" office:value="240.861940145493" calcext:value-type="float">
            <text:p>240,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,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,8842453956604</text:p>
          </table:table-cell>
          <table:table-cell office:value-type="float" office:value="226.567703008652" calcext:value-type="float">
            <text:p>226,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,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,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,35684823989868</text:p>
          </table:table-cell>
          <table:table-cell office:value-type="float" office:value="29.121173620224" calcext:value-type="float">
            <text:p>29,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,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,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,215434551239</text:p>
          </table:table-cell>
          <table:table-cell office:value-type="float" office:value="248.171706438065" calcext:value-type="float">
            <text:p>248,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,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,3386986255646</text:p>
          </table:table-cell>
          <table:table-cell office:value-type="float" office:value="257.913924455643" calcext:value-type="float">
            <text:p>257,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,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,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,442693471908569</text:p>
          </table:table-cell>
          <table:table-cell office:value-type="float" office:value="5.78155517578125" calcext:value-type="float">
            <text:p>5,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,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,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,00461864471436</text:p>
          </table:table-cell>
          <table:table-cell office:value-type="float" office:value="216.749415397644" calcext:value-type="float">
            <text:p>216,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,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,82388782501221</text:p>
          </table:table-cell>
          <table:table-cell office:value-type="float" office:value="217.922935724258" calcext:value-type="float">
            <text:p>217,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,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,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,1979775428772</text:p>
          </table:table-cell>
          <table:table-cell office:value-type="float" office:value="15.1713492870331" calcext:value-type="float">
            <text:p>15,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,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,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,1612977981567</text:p>
          </table:table-cell>
          <table:table-cell office:value-type="float" office:value="251.146276473999" calcext:value-type="float">
            <text:p>251,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,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,8819916248322</text:p>
          </table:table-cell>
          <table:table-cell office:value-type="float" office:value="249.839843034744" calcext:value-type="float">
            <text:p>249,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,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,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,86806988716125</text:p>
          </table:table-cell>
          <table:table-cell office:value-type="float" office:value="14.3168532848358" calcext:value-type="float">
            <text:p>14,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,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,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,23642921447754</text:p>
          </table:table-cell>
          <table:table-cell office:value-type="float" office:value="227.631952524185" calcext:value-type="float">
            <text:p>227,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,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,7935688495636</text:p>
          </table:table-cell>
          <table:table-cell office:value-type="float" office:value="233.27155828476" calcext:value-type="float">
            <text:p>233,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,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,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,88013434410095</text:p>
          </table:table-cell>
          <table:table-cell office:value-type="float" office:value="14.1985199451447" calcext:value-type="float">
            <text:p>14,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,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,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,43697881698608</text:p>
          </table:table-cell>
          <table:table-cell office:value-type="float" office:value="228.166775941849" calcext:value-type="float">
            <text:p>228,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,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,22204613685608</text:p>
          </table:table-cell>
          <table:table-cell office:value-type="float" office:value="232.238630056381" calcext:value-type="float">
            <text:p>232,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,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,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,96157670021057</text:p>
          </table:table-cell>
          <table:table-cell office:value-type="float" office:value="14.2739131450653" calcext:value-type="float">
            <text:p>14,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,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,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,77927184104919</text:p>
          </table:table-cell>
          <table:table-cell office:value-type="float" office:value="230.847553730011" calcext:value-type="float">
            <text:p>230,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,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,27868866920471</text:p>
          </table:table-cell>
          <table:table-cell office:value-type="float" office:value="232.220263957977" calcext:value-type="float">
            <text:p>232,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,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,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,1840479373932</text:p>
          </table:table-cell>
          <table:table-cell office:value-type="float" office:value="87.464780330658" calcext:value-type="float">
            <text:p>87,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,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,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,3258450031281</text:p>
          </table:table-cell>
          <table:table-cell office:value-type="float" office:value="373.110294342041" calcext:value-type="float">
            <text:p>373,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,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,4442918300629</text:p>
          </table:table-cell>
          <table:table-cell office:value-type="float" office:value="380.342655420303" calcext:value-type="float">
            <text:p>380,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,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,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,31043934822083</text:p>
          </table:table-cell>
          <table:table-cell office:value-type="float" office:value="28.712982416153" calcext:value-type="float">
            <text:p>28,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,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,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,5250728130341</text:p>
          </table:table-cell>
          <table:table-cell office:value-type="float" office:value="249.469542980194" calcext:value-type="float">
            <text:p>249,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,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,5942509174347</text:p>
          </table:table-cell>
          <table:table-cell office:value-type="float" office:value="260.453398227692" calcext:value-type="float">
            <text:p>260,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,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,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,922543525695801</text:p>
          </table:table-cell>
          <table:table-cell office:value-type="float" office:value="8.28676772117615" calcext:value-type="float">
            <text:p>8,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,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,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,15116024017334</text:p>
          </table:table-cell>
          <table:table-cell office:value-type="float" office:value="243.474035263061" calcext:value-type="float">
            <text:p>243,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,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,31307554244995</text:p>
          </table:table-cell>
          <table:table-cell office:value-type="float" office:value="234.699763298035" calcext:value-type="float">
            <text:p>234,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,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,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,12427377700806</text:p>
          </table:table-cell>
          <table:table-cell office:value-type="float" office:value="21.1376194953918" calcext:value-type="float">
            <text:p>21,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,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,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,3049201965332</text:p>
          </table:table-cell>
          <table:table-cell office:value-type="float" office:value="295.994989156723" calcext:value-type="float">
            <text:p>295,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,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,44420838356018</text:p>
          </table:table-cell>
          <table:table-cell office:value-type="float" office:value="293.953647375107" calcext:value-type="float">
            <text:p>293,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,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,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,871325731277466</text:p>
          </table:table-cell>
          <table:table-cell office:value-type="float" office:value="7.86756873130798" calcext:value-type="float">
            <text:p>7,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,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,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,47688484191895</text:p>
          </table:table-cell>
          <table:table-cell office:value-type="float" office:value="223.088963747025" calcext:value-type="float">
            <text:p>223,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,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,6350474357605</text:p>
          </table:table-cell>
          <table:table-cell office:value-type="float" office:value="223.079988718033" calcext:value-type="float">
            <text:p>223,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,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,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,17674064636231</text:p>
          </table:table-cell>
          <table:table-cell office:value-type="float" office:value="28.4830973148346" calcext:value-type="float">
            <text:p>28,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,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,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,1671600341797</text:p>
          </table:table-cell>
          <table:table-cell office:value-type="float" office:value="253.985491752625" calcext:value-type="float">
            <text:p>253,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,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,966920375824</text:p>
          </table:table-cell>
          <table:table-cell office:value-type="float" office:value="263.957681179047" calcext:value-type="float">
            <text:p>263,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,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,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,94864153862</text:p>
          </table:table-cell>
          <table:table-cell office:value-type="float" office:value="28.3050971031189" calcext:value-type="float">
            <text:p>28,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,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,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,8416154384613</text:p>
          </table:table-cell>
          <table:table-cell office:value-type="float" office:value="251.73921585083" calcext:value-type="float">
            <text:p>251,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,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,6773359775543</text:p>
          </table:table-cell>
          <table:table-cell office:value-type="float" office:value="266.423844099045" calcext:value-type="float">
            <text:p>266,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,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,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,2524509429932</text:p>
          </table:table-cell>
          <table:table-cell office:value-type="float" office:value="89.4512169361115" calcext:value-type="float">
            <text:p>89,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,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,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,7407360076904</text:p>
          </table:table-cell>
          <table:table-cell office:value-type="float" office:value="370.0557513237" calcext:value-type="float">
            <text:p>370,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,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,9643836021423</text:p>
          </table:table-cell>
          <table:table-cell office:value-type="float" office:value="385.625580310822" calcext:value-type="float">
            <text:p>385,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,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,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,938963174819946</text:p>
          </table:table-cell>
          <table:table-cell office:value-type="float" office:value="7.83292651176453" calcext:value-type="float">
            <text:p>7,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,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,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,98592877388001</text:p>
          </table:table-cell>
          <table:table-cell office:value-type="float" office:value="293.179218530655" calcext:value-type="float">
            <text:p>293,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,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,82300734519959</text:p>
          </table:table-cell>
          <table:table-cell office:value-type="float" office:value="294.626732826233" calcext:value-type="float">
            <text:p>294,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,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,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,746298551559448</text:p>
          </table:table-cell>
          <table:table-cell office:value-type="float" office:value="17.7923829555511" calcext:value-type="float">
            <text:p>17,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,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,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,86106967926025</text:p>
          </table:table-cell>
          <table:table-cell office:value-type="float" office:value="292.739435911179" calcext:value-type="float">
            <text:p>292,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,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,96341013908386</text:p>
          </table:table-cell>
          <table:table-cell office:value-type="float" office:value="293.631486654282" calcext:value-type="float">
            <text:p>293,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,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,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,832070589065552</text:p>
          </table:table-cell>
          <table:table-cell office:value-type="float" office:value="8.40653228759766" calcext:value-type="float">
            <text:p>8,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,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,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,13422560691833</text:p>
          </table:table-cell>
          <table:table-cell office:value-type="float" office:value="313.269239425659" calcext:value-type="float">
            <text:p>313,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,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,95080256462097</text:p>
          </table:table-cell>
          <table:table-cell office:value-type="float" office:value="314.789016723633" calcext:value-type="float">
            <text:p>314,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,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,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,12496304512024</text:p>
          </table:table-cell>
          <table:table-cell office:value-type="float" office:value="28.5802888870239" calcext:value-type="float">
            <text:p>28,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,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,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,0809173583984</text:p>
          </table:table-cell>
          <table:table-cell office:value-type="float" office:value="247.300144672394" calcext:value-type="float">
            <text:p>247,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,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,5246887207031</text:p>
          </table:table-cell>
          <table:table-cell office:value-type="float" office:value="258.076102256775" calcext:value-type="float">
            <text:p>258,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,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,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,921331167221069</text:p>
          </table:table-cell>
          <table:table-cell office:value-type="float" office:value="7.70245862007141" calcext:value-type="float">
            <text:p>7,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,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,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,96214866638184</text:p>
          </table:table-cell>
          <table:table-cell office:value-type="float" office:value="293.204690217972" calcext:value-type="float">
            <text:p>293,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,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,81618475914001</text:p>
          </table:table-cell>
          <table:table-cell office:value-type="float" office:value="295.104779481888" calcext:value-type="float">
            <text:p>295,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,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,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,40076279640198</text:p>
          </table:table-cell>
          <table:table-cell office:value-type="float" office:value="43.0739006996155" calcext:value-type="float">
            <text:p>43,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,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,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,93994355201721</text:p>
          </table:table-cell>
          <table:table-cell office:value-type="float" office:value="323.223635435104" calcext:value-type="float">
            <text:p>323,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,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,00753927230835</text:p>
          </table:table-cell>
          <table:table-cell office:value-type="float" office:value="326.158245801926" calcext:value-type="float">
            <text:p>326,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,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,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,807278871536255</text:p>
          </table:table-cell>
          <table:table-cell office:value-type="float" office:value="7.63151049613953" calcext:value-type="float">
            <text:p>7,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,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,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,81302547454834</text:p>
          </table:table-cell>
          <table:table-cell office:value-type="float" office:value="289.275340557098" calcext:value-type="float">
            <text:p>289,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,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,66374468803406</text:p>
          </table:table-cell>
          <table:table-cell office:value-type="float" office:value="293.541060209274" calcext:value-type="float">
            <text:p>293,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,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,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,671475172042847</text:p>
          </table:table-cell>
          <table:table-cell office:value-type="float" office:value="7.40998077392578" calcext:value-type="float">
            <text:p>7,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,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,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,01757884025574</text:p>
          </table:table-cell>
          <table:table-cell office:value-type="float" office:value="233.541050672531" calcext:value-type="float">
            <text:p>233,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,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,86427903175354</text:p>
          </table:table-cell>
          <table:table-cell office:value-type="float" office:value="234.659385204315" calcext:value-type="float">
            <text:p>234,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,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,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,64565992355347</text:p>
          </table:table-cell>
          <table:table-cell office:value-type="float" office:value="14.1270756721497" calcext:value-type="float">
            <text:p>14,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,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,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,71799159049988</text:p>
          </table:table-cell>
          <table:table-cell office:value-type="float" office:value="232.555160284042" calcext:value-type="float">
            <text:p>232,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,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,41667890548706</text:p>
          </table:table-cell>
          <table:table-cell office:value-type="float" office:value="236.71032500267" calcext:value-type="float">
            <text:p>236,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,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,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,54344415664673</text:p>
          </table:table-cell>
          <table:table-cell office:value-type="float" office:value="44.2961182594299" calcext:value-type="float">
            <text:p>44,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,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,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,56756663322449</text:p>
          </table:table-cell>
          <table:table-cell office:value-type="float" office:value="319.031466245651" calcext:value-type="float">
            <text:p>319,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,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,06213760375977</text:p>
          </table:table-cell>
          <table:table-cell office:value-type="float" office:value="324.817709207535" calcext:value-type="float">
            <text:p>324,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,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,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,10105466842651</text:p>
          </table:table-cell>
          <table:table-cell office:value-type="float" office:value="21.1013944149017" calcext:value-type="float">
            <text:p>21,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,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,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,94228458404541</text:p>
          </table:table-cell>
          <table:table-cell office:value-type="float" office:value="290.912242650986" calcext:value-type="float">
            <text:p>290,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,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,17423534393311</text:p>
          </table:table-cell>
          <table:table-cell office:value-type="float" office:value="293.460189342499" calcext:value-type="float">
            <text:p>293,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,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,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,45666933059692</text:p>
          </table:table-cell>
          <table:table-cell office:value-type="float" office:value="43.777941942215" calcext:value-type="float">
            <text:p>43,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,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,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,10789942741394</text:p>
          </table:table-cell>
          <table:table-cell office:value-type="float" office:value="321.408225297928" calcext:value-type="float">
            <text:p>321,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,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,06038045883179</text:p>
          </table:table-cell>
          <table:table-cell office:value-type="float" office:value="327.475422143936" calcext:value-type="float">
            <text:p>327,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,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,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,964845895767212</text:p>
          </table:table-cell>
          <table:table-cell office:value-type="float" office:value="7.77836298942566" calcext:value-type="float">
            <text:p>7,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,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,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,53723216056824</text:p>
          </table:table-cell>
          <table:table-cell office:value-type="float" office:value="291.045692682266" calcext:value-type="float">
            <text:p>291,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,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,2518265247345</text:p>
          </table:table-cell>
          <table:table-cell office:value-type="float" office:value="295.51626086235" calcext:value-type="float">
            <text:p>295,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,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,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,84455156326294</text:p>
          </table:table-cell>
          <table:table-cell office:value-type="float" office:value="14.1186943054199" calcext:value-type="float">
            <text:p>14,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,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,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,19235777854919</text:p>
          </table:table-cell>
          <table:table-cell office:value-type="float" office:value="230.866402626038" calcext:value-type="float">
            <text:p>230,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,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,64064025878906</text:p>
          </table:table-cell>
          <table:table-cell office:value-type="float" office:value="232.644849538803" calcext:value-type="float">
            <text:p>232,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,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,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,37129139900208</text:p>
          </table:table-cell>
          <table:table-cell office:value-type="float" office:value="28.6049885749817" calcext:value-type="float">
            <text:p>28,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,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,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,1418313980103</text:p>
          </table:table-cell>
          <table:table-cell office:value-type="float" office:value="245.972834587097" calcext:value-type="float">
            <text:p>245,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,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,0368218421936</text:p>
          </table:table-cell>
          <table:table-cell office:value-type="float" office:value="261.889636278152" calcext:value-type="float">
            <text:p>261,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,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,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,09744167327881</text:p>
          </table:table-cell>
          <table:table-cell office:value-type="float" office:value="21.4928383827209" calcext:value-type="float">
            <text:p>21,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,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,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,03544354438782</text:p>
          </table:table-cell>
          <table:table-cell office:value-type="float" office:value="296.531361818314" calcext:value-type="float">
            <text:p>296,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,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,56428980827332</text:p>
          </table:table-cell>
          <table:table-cell office:value-type="float" office:value="298.974344491959" calcext:value-type="float">
            <text:p>298,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,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,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,967180967330933</text:p>
          </table:table-cell>
          <table:table-cell office:value-type="float" office:value="21.1229863166809" calcext:value-type="float">
            <text:p>21,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,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,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,51944851875305</text:p>
          </table:table-cell>
          <table:table-cell office:value-type="float" office:value="293.778009176254" calcext:value-type="float">
            <text:p>293,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,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,71632432937622</text:p>
          </table:table-cell>
          <table:table-cell office:value-type="float" office:value="298.054288625717" calcext:value-type="float">
            <text:p>298,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,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,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,881269454956055</text:p>
          </table:table-cell>
          <table:table-cell office:value-type="float" office:value="8.36994957923889" calcext:value-type="float">
            <text:p>8,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,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,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,37479782104492</text:p>
          </table:table-cell>
          <table:table-cell office:value-type="float" office:value="231.450527429581" calcext:value-type="float">
            <text:p>231,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,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,7370297908783</text:p>
          </table:table-cell>
          <table:table-cell office:value-type="float" office:value="233.017467975616" calcext:value-type="float">
            <text:p>233,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,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,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,81053900718689</text:p>
          </table:table-cell>
          <table:table-cell office:value-type="float" office:value="8.06788086891174" calcext:value-type="float">
            <text:p>8,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,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,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,46311402320862</text:p>
          </table:table-cell>
          <table:table-cell office:value-type="float" office:value="232.936502218246" calcext:value-type="float">
            <text:p>232,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,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,40365076065063</text:p>
          </table:table-cell>
          <table:table-cell office:value-type="float" office:value="237.619525194168" calcext:value-type="float">
            <text:p>237,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,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,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,1063327789307</text:p>
          </table:table-cell>
          <table:table-cell office:value-type="float" office:value="88.8194358348846" calcext:value-type="float">
            <text:p>88,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,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,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,2888989448547</text:p>
          </table:table-cell>
          <table:table-cell office:value-type="float" office:value="375.242038249969" calcext:value-type="float">
            <text:p>375,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,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,3533940315247</text:p>
          </table:table-cell>
          <table:table-cell office:value-type="float" office:value="388.658643484116" calcext:value-type="float">
            <text:p>388,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,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,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,863133907318115</text:p>
          </table:table-cell>
          <table:table-cell office:value-type="float" office:value="7.98544335365295" calcext:value-type="float">
            <text:p>7,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,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,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,5317223072052</text:p>
          </table:table-cell>
          <table:table-cell office:value-type="float" office:value="220.16552400589" calcext:value-type="float">
            <text:p>220,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,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,29738759994507</text:p>
          </table:table-cell>
          <table:table-cell office:value-type="float" office:value="223.174318552017" calcext:value-type="float">
            <text:p>223,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,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,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,1081280708313</text:p>
          </table:table-cell>
          <table:table-cell office:value-type="float" office:value="22.0730090141296" calcext:value-type="float">
            <text:p>22,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,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,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,87406277656555</text:p>
          </table:table-cell>
          <table:table-cell office:value-type="float" office:value="290.37811589241" calcext:value-type="float">
            <text:p>290,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,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,25438857078552</text:p>
          </table:table-cell>
          <table:table-cell office:value-type="float" office:value="297.009754419327" calcext:value-type="float">
            <text:p>297,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,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,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,78436040878296</text:p>
          </table:table-cell>
          <table:table-cell office:value-type="float" office:value="27.792252779007" calcext:value-type="float">
            <text:p>27,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,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,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,95005059242249</text:p>
          </table:table-cell>
          <table:table-cell office:value-type="float" office:value="250.393448591232" calcext:value-type="float">
            <text:p>250,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,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,2475798130035</text:p>
          </table:table-cell>
          <table:table-cell office:value-type="float" office:value="258.579590559006" calcext:value-type="float">
            <text:p>258,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,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,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,00400328636169</text:p>
          </table:table-cell>
          <table:table-cell office:value-type="float" office:value="28.0464370250702" calcext:value-type="float">
            <text:p>28,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,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,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,614128112793</text:p>
          </table:table-cell>
          <table:table-cell office:value-type="float" office:value="253.458715677261" calcext:value-type="float">
            <text:p>253,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,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,1088366508484</text:p>
          </table:table-cell>
          <table:table-cell office:value-type="float" office:value="261.120533943176" calcext:value-type="float">
            <text:p>261,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,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,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,0831212997437</text:p>
          </table:table-cell>
          <table:table-cell office:value-type="float" office:value="88.7630178928375" calcext:value-type="float">
            <text:p>88,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,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,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,5992863178253</text:p>
          </table:table-cell>
          <table:table-cell office:value-type="float" office:value="372.33349275589" calcext:value-type="float">
            <text:p>372,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,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,3803403377533</text:p>
          </table:table-cell>
          <table:table-cell office:value-type="float" office:value="387.18781542778" calcext:value-type="float">
            <text:p>387,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,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,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,47381520271301</text:p>
          </table:table-cell>
          <table:table-cell office:value-type="float" office:value="44.4759423732758" calcext:value-type="float">
            <text:p>44,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,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,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,57188677787781</text:p>
          </table:table-cell>
          <table:table-cell office:value-type="float" office:value="319.643786430359" calcext:value-type="float">
            <text:p>319,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,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,20983242988586</text:p>
          </table:table-cell>
          <table:table-cell office:value-type="float" office:value="324.153347969055" calcext:value-type="float">
            <text:p>324,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,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,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,25644421577454</text:p>
          </table:table-cell>
          <table:table-cell office:value-type="float" office:value="43.6663126945496" calcext:value-type="float">
            <text:p>43,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,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,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,20319724082947</text:p>
          </table:table-cell>
          <table:table-cell office:value-type="float" office:value="317.794796228409" calcext:value-type="float">
            <text:p>317,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,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,37604403495789</text:p>
          </table:table-cell>
          <table:table-cell office:value-type="float" office:value="323.62468290329" calcext:value-type="float">
            <text:p>323,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,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,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,2345132827759</text:p>
          </table:table-cell>
          <table:table-cell office:value-type="float" office:value="89.0921356678009" calcext:value-type="float">
            <text:p>89,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,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,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,8629369735718</text:p>
          </table:table-cell>
          <table:table-cell office:value-type="float" office:value="371.595185041428" calcext:value-type="float">
            <text:p>371,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,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,8980097770691</text:p>
          </table:table-cell>
          <table:table-cell office:value-type="float" office:value="384.00870347023" calcext:value-type="float">
            <text:p>384,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,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,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,92902064323425</text:p>
          </table:table-cell>
          <table:table-cell office:value-type="float" office:value="28.5858609676361" calcext:value-type="float">
            <text:p>28,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,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,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,2713861465454</text:p>
          </table:table-cell>
          <table:table-cell office:value-type="float" office:value="254.967450380325" calcext:value-type="float">
            <text:p>254,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,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,3560485839844</text:p>
          </table:table-cell>
          <table:table-cell office:value-type="float" office:value="264.049084424973" calcext:value-type="float">
            <text:p>264,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,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,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,299238681793213</text:p>
          </table:table-cell>
          <table:table-cell office:value-type="float" office:value="5.28064966201782" calcext:value-type="float">
            <text:p>5,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,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,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,08831334114075</text:p>
          </table:table-cell>
          <table:table-cell office:value-type="float" office:value="225.610231876373" calcext:value-type="float">
            <text:p>225,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,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,00754475593567</text:p>
          </table:table-cell>
          <table:table-cell office:value-type="float" office:value="229.610048055649" calcext:value-type="float">
            <text:p>229,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,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,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,35930347442627</text:p>
          </table:table-cell>
          <table:table-cell office:value-type="float" office:value="5.65966272354126" calcext:value-type="float">
            <text:p>5,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,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,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,21489691734314</text:p>
          </table:table-cell>
          <table:table-cell office:value-type="float" office:value="230.054198741913" calcext:value-type="float">
            <text:p>230,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,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,36303997039795</text:p>
          </table:table-cell>
          <table:table-cell office:value-type="float" office:value="232.897480964661" calcext:value-type="float">
            <text:p>232,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,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,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,405820369720459</text:p>
          </table:table-cell>
          <table:table-cell office:value-type="float" office:value="4.77850270271301" calcext:value-type="float">
            <text:p>4,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,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,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,28660130500793</text:p>
          </table:table-cell>
          <table:table-cell office:value-type="float" office:value="232.747135162354" calcext:value-type="float">
            <text:p>232,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,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,33420372009277</text:p>
          </table:table-cell>
          <table:table-cell office:value-type="float" office:value="233.914663553238" calcext:value-type="float">
            <text:p>233,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,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,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,327171325683594</text:p>
          </table:table-cell>
          <table:table-cell office:value-type="float" office:value="4.93611741065979" calcext:value-type="float">
            <text:p>4,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,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,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,9997811317444</text:p>
          </table:table-cell>
          <table:table-cell office:value-type="float" office:value="238.173622369766" calcext:value-type="float">
            <text:p>238,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,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,1061191558838</text:p>
          </table:table-cell>
          <table:table-cell office:value-type="float" office:value="240.80295419693" calcext:value-type="float">
            <text:p>240,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,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,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,464558839797974</text:p>
          </table:table-cell>
          <table:table-cell office:value-type="float" office:value="6.3041455745697" calcext:value-type="float">
            <text:p>6,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,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,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,45695662498474</text:p>
          </table:table-cell>
          <table:table-cell office:value-type="float" office:value="229.570859193802" calcext:value-type="float">
            <text:p>229,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,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,77717685699463</text:p>
          </table:table-cell>
          <table:table-cell office:value-type="float" office:value="232.36880159378" calcext:value-type="float">
            <text:p>232,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,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,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,930551528930664</text:p>
          </table:table-cell>
          <table:table-cell office:value-type="float" office:value="8.37555551528931" calcext:value-type="float">
            <text:p>8,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,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,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,01506686210632</text:p>
          </table:table-cell>
          <table:table-cell office:value-type="float" office:value="232.732501029968" calcext:value-type="float">
            <text:p>232,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,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,10235595703125</text:p>
          </table:table-cell>
          <table:table-cell office:value-type="float" office:value="239.292842149734" calcext:value-type="float">
            <text:p>239,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,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,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,07234716415405</text:p>
          </table:table-cell>
          <table:table-cell office:value-type="float" office:value="15.4358539581299" calcext:value-type="float">
            <text:p>15,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,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,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,0887293815613</text:p>
          </table:table-cell>
          <table:table-cell office:value-type="float" office:value="258.585663557053" calcext:value-type="float">
            <text:p>258,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,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,786633014679</text:p>
          </table:table-cell>
          <table:table-cell office:value-type="float" office:value="262.187748193741" calcext:value-type="float">
            <text:p>262,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,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,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,86479115486145</text:p>
          </table:table-cell>
          <table:table-cell office:value-type="float" office:value="14.3426501750946" calcext:value-type="float">
            <text:p>14,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,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,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,35961651802063</text:p>
          </table:table-cell>
          <table:table-cell office:value-type="float" office:value="233.026229858398" calcext:value-type="float">
            <text:p>233,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,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,43357992172241</text:p>
          </table:table-cell>
          <table:table-cell office:value-type="float" office:value="238.336591482162" calcext:value-type="float">
            <text:p>238,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,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,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,89943027496338</text:p>
          </table:table-cell>
          <table:table-cell office:value-type="float" office:value="14.3533744812012" calcext:value-type="float">
            <text:p>14,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,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,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,31543445587158</text:p>
          </table:table-cell>
          <table:table-cell office:value-type="float" office:value="229.703375816345" calcext:value-type="float">
            <text:p>229,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,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,2235209941864</text:p>
          </table:table-cell>
          <table:table-cell office:value-type="float" office:value="233.884828805923" calcext:value-type="float">
            <text:p>233,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,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,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,873423576354981</text:p>
          </table:table-cell>
          <table:table-cell office:value-type="float" office:value="8.42054891586304" calcext:value-type="float">
            <text:p>8,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,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,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,7969114780426</text:p>
          </table:table-cell>
          <table:table-cell office:value-type="float" office:value="271.099239110947" calcext:value-type="float">
            <text:p>271,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,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,8322622776031</text:p>
          </table:table-cell>
          <table:table-cell office:value-type="float" office:value="265.911006212235" calcext:value-type="float">
            <text:p>265,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,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,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,805780172348022</text:p>
          </table:table-cell>
          <table:table-cell office:value-type="float" office:value="8.00123810768127" calcext:value-type="float">
            <text:p>8,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,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,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,20421195030212</text:p>
          </table:table-cell>
          <table:table-cell office:value-type="float" office:value="225.807193756104" calcext:value-type="float">
            <text:p>225,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,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,58731126785278</text:p>
          </table:table-cell>
          <table:table-cell office:value-type="float" office:value="231.889261484146" calcext:value-type="float">
            <text:p>231,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,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,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,309832572937012</text:p>
          </table:table-cell>
          <table:table-cell office:value-type="float" office:value="7.74218082427979" calcext:value-type="float">
            <text:p>7,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,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,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,0360550880432</text:p>
          </table:table-cell>
          <table:table-cell office:value-type="float" office:value="271.527611732483" calcext:value-type="float">
            <text:p>271,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,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,3980207443237</text:p>
          </table:table-cell>
          <table:table-cell office:value-type="float" office:value="266.36577963829" calcext:value-type="float">
            <text:p>266,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,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,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,299747943878174</text:p>
          </table:table-cell>
          <table:table-cell office:value-type="float" office:value="5.22693943977356" calcext:value-type="float">
            <text:p>5,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,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,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,4713881015778</text:p>
          </table:table-cell>
          <table:table-cell office:value-type="float" office:value="244.444865942001" calcext:value-type="float">
            <text:p>244,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,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,6595950126648</text:p>
          </table:table-cell>
          <table:table-cell office:value-type="float" office:value="247.781472206116" calcext:value-type="float">
            <text:p>247,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,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,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,278694629669189</text:p>
          </table:table-cell>
          <table:table-cell office:value-type="float" office:value="4.32398986816406" calcext:value-type="float">
            <text:p>4,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,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,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,5681483745575</text:p>
          </table:table-cell>
          <table:table-cell office:value-type="float" office:value="215.504122495651" calcext:value-type="float">
            <text:p>215,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,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,81385540962219</text:p>
          </table:table-cell>
          <table:table-cell office:value-type="float" office:value="216.30259847641" calcext:value-type="float">
            <text:p>216,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,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,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,289553165435791</text:p>
          </table:table-cell>
          <table:table-cell office:value-type="float" office:value="4.48503160476685" calcext:value-type="float">
            <text:p>4,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,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,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,38730144500732</text:p>
          </table:table-cell>
          <table:table-cell office:value-type="float" office:value="215.273295164108" calcext:value-type="float">
            <text:p>215,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,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,30494499206543</text:p>
          </table:table-cell>
          <table:table-cell office:value-type="float" office:value="217.770523071289" calcext:value-type="float">
            <text:p>217,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,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,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,347564935684204</text:p>
          </table:table-cell>
          <table:table-cell office:value-type="float" office:value="4.35182118415833" calcext:value-type="float">
            <text:p>4,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,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,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,33006525039673</text:p>
          </table:table-cell>
          <table:table-cell office:value-type="float" office:value="209.333607196808" calcext:value-type="float">
            <text:p>209,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,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,48334336280823</text:p>
          </table:table-cell>
          <table:table-cell office:value-type="float" office:value="211.883177280426" calcext:value-type="float">
            <text:p>211,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,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,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,294828653335571</text:p>
          </table:table-cell>
          <table:table-cell office:value-type="float" office:value="5.02380561828613" calcext:value-type="float">
            <text:p>5,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,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,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,2421522140503</text:p>
          </table:table-cell>
          <table:table-cell office:value-type="float" office:value="235.147218227386" calcext:value-type="float">
            <text:p>235,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,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,5915236473083</text:p>
          </table:table-cell>
          <table:table-cell office:value-type="float" office:value="236.028842926025" calcext:value-type="float">
            <text:p>236,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,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,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,343549728393555</text:p>
          </table:table-cell>
          <table:table-cell office:value-type="float" office:value="4.45838689804077" calcext:value-type="float">
            <text:p>4,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,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,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,57333564758301</text:p>
          </table:table-cell>
          <table:table-cell office:value-type="float" office:value="211.199242115021" calcext:value-type="float">
            <text:p>211,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,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,72314214706421</text:p>
          </table:table-cell>
          <table:table-cell office:value-type="float" office:value="209.815672397614" calcext:value-type="float">
            <text:p>209,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,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,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,351715564727783</text:p>
          </table:table-cell>
          <table:table-cell office:value-type="float" office:value="4.37212443351746" calcext:value-type="float">
            <text:p>4,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,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,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,65809440612793</text:p>
          </table:table-cell>
          <table:table-cell office:value-type="float" office:value="210.136441469192" calcext:value-type="float">
            <text:p>210,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,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,02306723594666</text:p>
          </table:table-cell>
          <table:table-cell office:value-type="float" office:value="210.067790985107" calcext:value-type="float">
            <text:p>210,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,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,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,34400749206543</text:p>
          </table:table-cell>
          <table:table-cell office:value-type="float" office:value="4.38843417167664" calcext:value-type="float">
            <text:p>4,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,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,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,32507848739624</text:p>
          </table:table-cell>
          <table:table-cell office:value-type="float" office:value="207.569422006607" calcext:value-type="float">
            <text:p>207,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,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,47637939453125</text:p>
          </table:table-cell>
          <table:table-cell office:value-type="float" office:value="210.074051618576" calcext:value-type="float">
            <text:p>210,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,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,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,29622220993042</text:p>
          </table:table-cell>
          <table:table-cell office:value-type="float" office:value="4.56429886817932" calcext:value-type="float">
            <text:p>4,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,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,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,21443176269531</text:p>
          </table:table-cell>
          <table:table-cell office:value-type="float" office:value="206.898849010468" calcext:value-type="float">
            <text:p>206,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,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,57048010826111</text:p>
          </table:table-cell>
          <table:table-cell office:value-type="float" office:value="213.074760913849" calcext:value-type="float">
            <text:p>213,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,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,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,348559617996216</text:p>
          </table:table-cell>
          <table:table-cell office:value-type="float" office:value="17.9709012508392" calcext:value-type="float">
            <text:p>17,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,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,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,455622911453</text:p>
          </table:table-cell>
          <table:table-cell office:value-type="float" office:value="360.672060012817" calcext:value-type="float">
            <text:p>360,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,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,284642219543</text:p>
          </table:table-cell>
          <table:table-cell office:value-type="float" office:value="350.322295427322" calcext:value-type="float">
            <text:p>350,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,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,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,365245342254639</text:p>
          </table:table-cell>
          <table:table-cell office:value-type="float" office:value="4.48922109603882" calcext:value-type="float">
            <text:p>4,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,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,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,1596143245697</text:p>
          </table:table-cell>
          <table:table-cell office:value-type="float" office:value="217.861688613892" calcext:value-type="float">
            <text:p>217,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,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,4273543357849</text:p>
          </table:table-cell>
          <table:table-cell office:value-type="float" office:value="220.621104240417" calcext:value-type="float">
            <text:p>220,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,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,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,345995426177979</text:p>
          </table:table-cell>
          <table:table-cell office:value-type="float" office:value="4.242192029953" calcext:value-type="float">
            <text:p>4,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,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,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,70591950416565</text:p>
          </table:table-cell>
          <table:table-cell office:value-type="float" office:value="216.663330793381" calcext:value-type="float">
            <text:p>216,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,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,88794016838074</text:p>
          </table:table-cell>
          <table:table-cell office:value-type="float" office:value="221.457073688507" calcext:value-type="float">
            <text:p>221,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,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,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,293331146240234</text:p>
          </table:table-cell>
          <table:table-cell office:value-type="float" office:value="4.54144549369812" calcext:value-type="float">
            <text:p>4,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,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,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,0794956684113</text:p>
          </table:table-cell>
          <table:table-cell office:value-type="float" office:value="227.265950202942" calcext:value-type="float">
            <text:p>227,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,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,7875304222107</text:p>
          </table:table-cell>
          <table:table-cell office:value-type="float" office:value="230.59378361702" calcext:value-type="float">
            <text:p>230,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,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,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,286526203155518</text:p>
          </table:table-cell>
          <table:table-cell office:value-type="float" office:value="4.60629510879517" calcext:value-type="float">
            <text:p>4,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,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,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,00721335411072</text:p>
          </table:table-cell>
          <table:table-cell office:value-type="float" office:value="218.131561517715" calcext:value-type="float">
            <text:p>218,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,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,22083306312561</text:p>
          </table:table-cell>
          <table:table-cell office:value-type="float" office:value="215.783397436142" calcext:value-type="float">
            <text:p>215,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,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,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,33613920211792</text:p>
          </table:table-cell>
          <table:table-cell office:value-type="float" office:value="11.0728714466095" calcext:value-type="float">
            <text:p>11,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,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,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,475210428238</text:p>
          </table:table-cell>
          <table:table-cell office:value-type="float" office:value="321.947105646133" calcext:value-type="float">
            <text:p>321,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,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,285747051239</text:p>
          </table:table-cell>
          <table:table-cell office:value-type="float" office:value="328.467178344727" calcext:value-type="float">
            <text:p>328,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,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,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,342689037322998</text:p>
          </table:table-cell>
          <table:table-cell office:value-type="float" office:value="4.43221521377564" calcext:value-type="float">
            <text:p>4,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,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,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,00001192092896</text:p>
          </table:table-cell>
          <table:table-cell office:value-type="float" office:value="222.119568586349" calcext:value-type="float">
            <text:p>222,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,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,66990733146668</text:p>
          </table:table-cell>
          <table:table-cell office:value-type="float" office:value="223.221797466278" calcext:value-type="float">
            <text:p>223,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,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,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,305194139480591</text:p>
          </table:table-cell>
          <table:table-cell office:value-type="float" office:value="4.24640369415283" calcext:value-type="float">
            <text:p>4,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,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,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,08695960044861</text:p>
          </table:table-cell>
          <table:table-cell office:value-type="float" office:value="223.046623706818" calcext:value-type="float">
            <text:p>223,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,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,77419066429138</text:p>
          </table:table-cell>
          <table:table-cell office:value-type="float" office:value="223.486809253693" calcext:value-type="float">
            <text:p>223,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,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,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,319921970367432</text:p>
          </table:table-cell>
          <table:table-cell office:value-type="float" office:value="4.52086067199707" calcext:value-type="float">
            <text:p>4,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,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,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,01150369644165</text:p>
          </table:table-cell>
          <table:table-cell office:value-type="float" office:value="223.708300113678" calcext:value-type="float">
            <text:p>223,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,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,68852543830872</text:p>
          </table:table-cell>
          <table:table-cell office:value-type="float" office:value="226.768681526184" calcext:value-type="float">
            <text:p>226,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,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,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,311338186264038</text:p>
          </table:table-cell>
          <table:table-cell office:value-type="float" office:value="4.33800363540649" calcext:value-type="float">
            <text:p>4,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,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,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,46655058860779</text:p>
          </table:table-cell>
          <table:table-cell office:value-type="float" office:value="221.921633005142" calcext:value-type="float">
            <text:p>221,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,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,33184552192688</text:p>
          </table:table-cell>
          <table:table-cell office:value-type="float" office:value="223.831714391708" calcext:value-type="float">
            <text:p>223,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,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,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,304669141769409</text:p>
          </table:table-cell>
          <table:table-cell office:value-type="float" office:value="8.89671015739441" calcext:value-type="float">
            <text:p>8,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,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,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,6059021949768</text:p>
          </table:table-cell>
          <table:table-cell office:value-type="float" office:value="314.854415655136" calcext:value-type="float">
            <text:p>314,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,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,2690448760986</text:p>
          </table:table-cell>
          <table:table-cell office:value-type="float" office:value="319.417411565781" calcext:value-type="float">
            <text:p>319,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,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,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,356249570846558</text:p>
          </table:table-cell>
          <table:table-cell office:value-type="float" office:value="5.17363524436951" calcext:value-type="float">
            <text:p>5,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,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,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,37776136398315</text:p>
          </table:table-cell>
          <table:table-cell office:value-type="float" office:value="229.103069782257" calcext:value-type="float">
            <text:p>229,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,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,83355236053467</text:p>
          </table:table-cell>
          <table:table-cell office:value-type="float" office:value="235.745297670364" calcext:value-type="float">
            <text:p>235,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,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,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,297310590744019</text:p>
          </table:table-cell>
          <table:table-cell office:value-type="float" office:value="5.23493599891663" calcext:value-type="float">
            <text:p>5,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,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,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,83480477333069</text:p>
          </table:table-cell>
          <table:table-cell office:value-type="float" office:value="220.969485044479" calcext:value-type="float">
            <text:p>220,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,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,76303553581238</text:p>
          </table:table-cell>
          <table:table-cell office:value-type="float" office:value="228.475497484207" calcext:value-type="float">
            <text:p>228,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,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,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,337118625640869</text:p>
          </table:table-cell>
          <table:table-cell office:value-type="float" office:value="5.14906287193298" calcext:value-type="float">
            <text:p>5,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,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,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,59528136253357</text:p>
          </table:table-cell>
          <table:table-cell office:value-type="float" office:value="227.885056734085" calcext:value-type="float">
            <text:p>227,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,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,67380142211914</text:p>
          </table:table-cell>
          <table:table-cell office:value-type="float" office:value="233.352993965149" calcext:value-type="float">
            <text:p>233,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,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,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,320905685424805</text:p>
          </table:table-cell>
          <table:table-cell office:value-type="float" office:value="4.93188834190369" calcext:value-type="float">
            <text:p>4,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,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,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,88960671424866</text:p>
          </table:table-cell>
          <table:table-cell office:value-type="float" office:value="222.548241376877" calcext:value-type="float">
            <text:p>222,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,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,81003618240356</text:p>
          </table:table-cell>
          <table:table-cell office:value-type="float" office:value="228.689630746841" calcext:value-type="float">
            <text:p>228,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,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,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,342002153396606</text:p>
          </table:table-cell>
          <table:table-cell office:value-type="float" office:value="5.01106190681458" calcext:value-type="float">
            <text:p>5,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,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,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,958539247512817</text:p>
          </table:table-cell>
          <table:table-cell office:value-type="float" office:value="221.012818574905" calcext:value-type="float">
            <text:p>221,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,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,15777707099915</text:p>
          </table:table-cell>
          <table:table-cell office:value-type="float" office:value="221.022130250931" calcext:value-type="float">
            <text:p>221,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,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,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,371734142303467</text:p>
          </table:table-cell>
          <table:table-cell office:value-type="float" office:value="5.54066109657288" calcext:value-type="float">
            <text:p>5,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,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,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,47409868240356</text:p>
          </table:table-cell>
          <table:table-cell office:value-type="float" office:value="225.3265376091" calcext:value-type="float">
            <text:p>225,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,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,28558230400085</text:p>
          </table:table-cell>
          <table:table-cell office:value-type="float" office:value="226.856538772583" calcext:value-type="float">
            <text:p>226,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,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,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,592971801757813</text:p>
          </table:table-cell>
          <table:table-cell office:value-type="float" office:value="7.66898083686829" calcext:value-type="float">
            <text:p>7,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,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,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,414532661438</text:p>
          </table:table-cell>
          <table:table-cell office:value-type="float" office:value="281.092041730881" calcext:value-type="float">
            <text:p>281,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,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,7919900417328</text:p>
          </table:table-cell>
          <table:table-cell office:value-type="float" office:value="274.990610361099" calcext:value-type="float">
            <text:p>274,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,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,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,423382997512817</text:p>
          </table:table-cell>
          <table:table-cell office:value-type="float" office:value="5.72996783256531" calcext:value-type="float">
            <text:p>5,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,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,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,19504594802856</text:p>
          </table:table-cell>
          <table:table-cell office:value-type="float" office:value="224.333132982254" calcext:value-type="float">
            <text:p>224,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,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,74145603179932</text:p>
          </table:table-cell>
          <table:table-cell office:value-type="float" office:value="234.424531459808" calcext:value-type="float">
            <text:p>234,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,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,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,531680107116699</text:p>
          </table:table-cell>
          <table:table-cell office:value-type="float" office:value="6.26658391952515" calcext:value-type="float">
            <text:p>6,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,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,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,42438459396362</text:p>
          </table:table-cell>
          <table:table-cell office:value-type="float" office:value="227.863030910492" calcext:value-type="float">
            <text:p>227,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,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,23562717437744</text:p>
          </table:table-cell>
          <table:table-cell office:value-type="float" office:value="226.802379846573" calcext:value-type="float">
            <text:p>226,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,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,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,57400918006897</text:p>
          </table:table-cell>
          <table:table-cell office:value-type="float" office:value="5.98094367980957" calcext:value-type="float">
            <text:p>5,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,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,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,46830296516418</text:p>
          </table:table-cell>
          <table:table-cell office:value-type="float" office:value="218.488887786865" calcext:value-type="float">
            <text:p>218,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,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,53940796852112</text:p>
          </table:table-cell>
          <table:table-cell office:value-type="float" office:value="221.718391895294" calcext:value-type="float">
            <text:p>221,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,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,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,401971817016602</text:p>
          </table:table-cell>
          <table:table-cell office:value-type="float" office:value="5.81121730804443" calcext:value-type="float">
            <text:p>5,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,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,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,85380482673645</text:p>
          </table:table-cell>
          <table:table-cell office:value-type="float" office:value="214.455688238144" calcext:value-type="float">
            <text:p>214,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,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,21225929260254</text:p>
          </table:table-cell>
          <table:table-cell office:value-type="float" office:value="216.307657003403" calcext:value-type="float">
            <text:p>216,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,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,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,421836376190186</text:p>
          </table:table-cell>
          <table:table-cell office:value-type="float" office:value="5.71145629882813" calcext:value-type="float">
            <text:p>5,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,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,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,95736169815064</text:p>
          </table:table-cell>
          <table:table-cell office:value-type="float" office:value="223.445436954498" calcext:value-type="float">
            <text:p>223,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,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,73361539840698</text:p>
          </table:table-cell>
          <table:table-cell office:value-type="float" office:value="222.971672534943" calcext:value-type="float">
            <text:p>222,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,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,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,423886775970459</text:p>
          </table:table-cell>
          <table:table-cell office:value-type="float" office:value="5.7712926864624" calcext:value-type="float">
            <text:p>5,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,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,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,81886601448059</text:p>
          </table:table-cell>
          <table:table-cell office:value-type="float" office:value="213.572934627533" calcext:value-type="float">
            <text:p>213,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,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,69758892059326</text:p>
          </table:table-cell>
          <table:table-cell office:value-type="float" office:value="217.937831401825" calcext:value-type="float">
            <text:p>217,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,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,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,506886720657349</text:p>
          </table:table-cell>
          <table:table-cell office:value-type="float" office:value="5.90007925033569" calcext:value-type="float">
            <text:p>5,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,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,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,35712862014771</text:p>
          </table:table-cell>
          <table:table-cell office:value-type="float" office:value="217.356207847595" calcext:value-type="float">
            <text:p>217,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,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,49671673774719</text:p>
          </table:table-cell>
          <table:table-cell office:value-type="float" office:value="215.414407253265" calcext:value-type="float">
            <text:p>215,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,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,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,512062549591064</text:p>
          </table:table-cell>
          <table:table-cell office:value-type="float" office:value="5.75171542167664" calcext:value-type="float">
            <text:p>5,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,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,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,10564708709717</text:p>
          </table:table-cell>
          <table:table-cell office:value-type="float" office:value="213.273154735565" calcext:value-type="float">
            <text:p>213,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,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,05785703659058</text:p>
          </table:table-cell>
          <table:table-cell office:value-type="float" office:value="216.568536043167" calcext:value-type="float">
            <text:p>216,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,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,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,681531667709351</text:p>
          </table:table-cell>
          <table:table-cell office:value-type="float" office:value="15.2079646587372" calcext:value-type="float">
            <text:p>15,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,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,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,6695263385773</text:p>
          </table:table-cell>
          <table:table-cell office:value-type="float" office:value="293.918424129486" calcext:value-type="float">
            <text:p>293,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,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,7154433727264</text:p>
          </table:table-cell>
          <table:table-cell office:value-type="float" office:value="297.834326505661" calcext:value-type="float">
            <text:p>297,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,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,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,700320243835449</text:p>
          </table:table-cell>
          <table:table-cell office:value-type="float" office:value="14.6558387279511" calcext:value-type="float">
            <text:p>14,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,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,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,74659442901611</text:p>
          </table:table-cell>
          <table:table-cell office:value-type="float" office:value="283.667182922363" calcext:value-type="float">
            <text:p>283,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,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,67257261276245</text:p>
          </table:table-cell>
          <table:table-cell office:value-type="float" office:value="289.100663661957" calcext:value-type="float">
            <text:p>289,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,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,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,723297357559204</text:p>
          </table:table-cell>
          <table:table-cell office:value-type="float" office:value="14.6178636550903" calcext:value-type="float">
            <text:p>14,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,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,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,7409267425537</text:p>
          </table:table-cell>
          <table:table-cell office:value-type="float" office:value="294.143372058868" calcext:value-type="float">
            <text:p>294,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,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,9107623100281</text:p>
          </table:table-cell>
          <table:table-cell office:value-type="float" office:value="297.473342895508" calcext:value-type="float">
            <text:p>297,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,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,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,7147216796875</text:p>
          </table:table-cell>
          <table:table-cell office:value-type="float" office:value="14.6831464767456" calcext:value-type="float">
            <text:p>14,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,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,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,51339054107666</text:p>
          </table:table-cell>
          <table:table-cell office:value-type="float" office:value="281.861251115799" calcext:value-type="float">
            <text:p>281,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,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,7986433506012</text:p>
          </table:table-cell>
          <table:table-cell office:value-type="float" office:value="283.060701608658" calcext:value-type="float">
            <text:p>283,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,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,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,73731803894043</text:p>
          </table:table-cell>
          <table:table-cell office:value-type="float" office:value="14.6077909469604" calcext:value-type="float">
            <text:p>14,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,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,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,3500394821167</text:p>
          </table:table-cell>
          <table:table-cell office:value-type="float" office:value="282.81032371521" calcext:value-type="float">
            <text:p>282,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,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,44607496261597</text:p>
          </table:table-cell>
          <table:table-cell office:value-type="float" office:value="295.84173822403" calcext:value-type="float">
            <text:p>295,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,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,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,719821453094482</text:p>
          </table:table-cell>
          <table:table-cell office:value-type="float" office:value="15.9612729549408" calcext:value-type="float">
            <text:p>15,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,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,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,52809619903564</text:p>
          </table:table-cell>
          <table:table-cell office:value-type="float" office:value="282.184865474701" calcext:value-type="float">
            <text:p>282,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,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,60007905960083</text:p>
          </table:table-cell>
          <table:table-cell office:value-type="float" office:value="285.480130910873" calcext:value-type="float">
            <text:p>285,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,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,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,777713298797607</text:p>
          </table:table-cell>
          <table:table-cell office:value-type="float" office:value="10.0533511638641" calcext:value-type="float">
            <text:p>10,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,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,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,3118777275085</text:p>
          </table:table-cell>
          <table:table-cell office:value-type="float" office:value="417.51043343544" calcext:value-type="float">
            <text:p>417,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,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,6766200065613</text:p>
          </table:table-cell>
          <table:table-cell office:value-type="float" office:value="403.683434486389" calcext:value-type="float">
            <text:p>403,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,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,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,822256326675415</text:p>
          </table:table-cell>
          <table:table-cell office:value-type="float" office:value="8.37603998184204" calcext:value-type="float">
            <text:p>8,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,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,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,92946982383728</text:p>
          </table:table-cell>
          <table:table-cell office:value-type="float" office:value="314.820713996887" calcext:value-type="float">
            <text:p>314,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,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,66359686851501</text:p>
          </table:table-cell>
          <table:table-cell office:value-type="float" office:value="305.912814617157" calcext:value-type="float">
            <text:p>305,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,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,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,936131238937378</text:p>
          </table:table-cell>
          <table:table-cell office:value-type="float" office:value="7.79074358940125" calcext:value-type="float">
            <text:p>7,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,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,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,99279069900513</text:p>
          </table:table-cell>
          <table:table-cell office:value-type="float" office:value="290.802097558975" calcext:value-type="float">
            <text:p>290,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,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,90970134735107</text:p>
          </table:table-cell>
          <table:table-cell office:value-type="float" office:value="295.442221641541" calcext:value-type="float">
            <text:p>295,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,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,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,926172018051147</text:p>
          </table:table-cell>
          <table:table-cell office:value-type="float" office:value="7.83030223846436" calcext:value-type="float">
            <text:p>7,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,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,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,59840202331543</text:p>
          </table:table-cell>
          <table:table-cell office:value-type="float" office:value="295.651297330856" calcext:value-type="float">
            <text:p>295,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,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,39540576934814</text:p>
          </table:table-cell>
          <table:table-cell office:value-type="float" office:value="298.158196687698" calcext:value-type="float">
            <text:p>298,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,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,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,810196876525879</text:p>
          </table:table-cell>
          <table:table-cell office:value-type="float" office:value="7.71529722213745" calcext:value-type="float">
            <text:p>7,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,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,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,80692529678345</text:p>
          </table:table-cell>
          <table:table-cell office:value-type="float" office:value="291.440371513367" calcext:value-type="float">
            <text:p>291,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,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,63439416885376</text:p>
          </table:table-cell>
          <table:table-cell office:value-type="float" office:value="293.519825220108" calcext:value-type="float">
            <text:p>293,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,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,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,577385663986206</text:p>
          </table:table-cell>
          <table:table-cell office:value-type="float" office:value="10.2232885360718" calcext:value-type="float">
            <text:p>10,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,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,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,1445918083191</text:p>
          </table:table-cell>
          <table:table-cell office:value-type="float" office:value="334.233797311783" calcext:value-type="float">
            <text:p>334,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,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,5595064163208</text:p>
          </table:table-cell>
          <table:table-cell office:value-type="float" office:value="338.019413948059" calcext:value-type="float">
            <text:p>338,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,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,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,551053285598755</text:p>
          </table:table-cell>
          <table:table-cell office:value-type="float" office:value="9.41876912117004" calcext:value-type="float">
            <text:p>9,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,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,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,24473094940186</text:p>
          </table:table-cell>
          <table:table-cell office:value-type="float" office:value="319.18839263916" calcext:value-type="float">
            <text:p>319,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,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,41800546646118</text:p>
          </table:table-cell>
          <table:table-cell office:value-type="float" office:value="321.554339408874" calcext:value-type="float">
            <text:p>321,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,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,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,60545802116394</text:p>
          </table:table-cell>
          <table:table-cell office:value-type="float" office:value="11.3021612167358" calcext:value-type="float">
            <text:p>11,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,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,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,03425860404968</text:p>
          </table:table-cell>
          <table:table-cell office:value-type="float" office:value="325.329738616943" calcext:value-type="float">
            <text:p>325,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,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,18565034866333</text:p>
          </table:table-cell>
          <table:table-cell office:value-type="float" office:value="1982.17997694016" calcext:value-type="float">
            <text:p>1982,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,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,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,683188915252686</text:p>
          </table:table-cell>
          <table:table-cell office:value-type="float" office:value="13.9059145450592" calcext:value-type="float">
            <text:p>13,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,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,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,51071119308472</text:p>
          </table:table-cell>
          <table:table-cell office:value-type="float" office:value="288.079491853714" calcext:value-type="float">
            <text:p>288,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,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,51849889755249</text:p>
          </table:table-cell>
          <table:table-cell office:value-type="float" office:value="290.507563114166" calcext:value-type="float">
            <text:p>290,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,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,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,852332830429077</text:p>
          </table:table-cell>
          <table:table-cell office:value-type="float" office:value="17.7118761539459" calcext:value-type="float">
            <text:p>17,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,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,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,55693030357361</text:p>
          </table:table-cell>
          <table:table-cell office:value-type="float" office:value="286.751054048538" calcext:value-type="float">
            <text:p>286,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,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,97851753234863</text:p>
          </table:table-cell>
          <table:table-cell office:value-type="float" office:value="291.769321203232" calcext:value-type="float">
            <text:p>291,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,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,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,738941669464111</text:p>
          </table:table-cell>
          <table:table-cell office:value-type="float" office:value="14.3889381885529" calcext:value-type="float">
            <text:p>14,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,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,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,64753150939941</text:p>
          </table:table-cell>
          <table:table-cell office:value-type="float" office:value="283.478596448898" calcext:value-type="float">
            <text:p>283,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,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,80421757698059</text:p>
          </table:table-cell>
          <table:table-cell office:value-type="float" office:value="286.501857995987" calcext:value-type="float">
            <text:p>286,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,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,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,997931003570557</text:p>
          </table:table-cell>
          <table:table-cell office:value-type="float" office:value="21.532835483551" calcext:value-type="float">
            <text:p>21,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,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,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,81063914299011</text:p>
          </table:table-cell>
          <table:table-cell office:value-type="float" office:value="290.006978273392" calcext:value-type="float">
            <text:p>290,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,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,66477966308594</text:p>
          </table:table-cell>
          <table:table-cell office:value-type="float" office:value="293.270627498627" calcext:value-type="float">
            <text:p>293,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,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,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,09578943252563</text:p>
          </table:table-cell>
          <table:table-cell office:value-type="float" office:value="21.302369594574" calcext:value-type="float">
            <text:p>21,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,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,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,96074485778809</text:p>
          </table:table-cell>
          <table:table-cell office:value-type="float" office:value="290.632500648499" calcext:value-type="float">
            <text:p>290,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,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,51213145256042</text:p>
          </table:table-cell>
          <table:table-cell office:value-type="float" office:value="299.38721036911" calcext:value-type="float">
            <text:p>299,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,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,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,40001392364502</text:p>
          </table:table-cell>
          <table:table-cell office:value-type="float" office:value="43.5004508495331" calcext:value-type="float">
            <text:p>43,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,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,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,10796928405762</text:p>
          </table:table-cell>
          <table:table-cell office:value-type="float" office:value="319.908581972122" calcext:value-type="float">
            <text:p>319,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,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,62503385543823</text:p>
          </table:table-cell>
          <table:table-cell office:value-type="float" office:value="325.14157128334" calcext:value-type="float">
            <text:p>325,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,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,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,836558103561401</text:p>
          </table:table-cell>
          <table:table-cell office:value-type="float" office:value="17.4854855537415" calcext:value-type="float">
            <text:p>17,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,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,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,70834016799927</text:p>
          </table:table-cell>
          <table:table-cell office:value-type="float" office:value="290.413766145706" calcext:value-type="float">
            <text:p>290,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,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,18367409706116</text:p>
          </table:table-cell>
          <table:table-cell office:value-type="float" office:value="295.147382974625" calcext:value-type="float">
            <text:p>295,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,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,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,771053075790405</text:p>
          </table:table-cell>
          <table:table-cell office:value-type="float" office:value="17.3472309112549" calcext:value-type="float">
            <text:p>17,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,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,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,2841305732727</text:p>
          </table:table-cell>
          <table:table-cell office:value-type="float" office:value="292.063613414764" calcext:value-type="float">
            <text:p>292,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,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,726975440979</text:p>
          </table:table-cell>
          <table:table-cell office:value-type="float" office:value="292.379623174667" calcext:value-type="float">
            <text:p>292,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,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,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,856928110122681</text:p>
          </table:table-cell>
          <table:table-cell office:value-type="float" office:value="17.8704545497894" calcext:value-type="float">
            <text:p>17,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,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,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,97841238975525</text:p>
          </table:table-cell>
          <table:table-cell office:value-type="float" office:value="292.98218536377" calcext:value-type="float">
            <text:p>292,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,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,44397759437561</text:p>
          </table:table-cell>
          <table:table-cell office:value-type="float" office:value="293.949760913849" calcext:value-type="float">
            <text:p>293,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,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,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,88055944442749</text:p>
          </table:table-cell>
          <table:table-cell office:value-type="float" office:value="17.7761044502258" calcext:value-type="float">
            <text:p>17,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,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,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,21300005912781</text:p>
          </table:table-cell>
          <table:table-cell office:value-type="float" office:value="293.439523458481" calcext:value-type="float">
            <text:p>293,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,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,61931347846985</text:p>
          </table:table-cell>
          <table:table-cell office:value-type="float" office:value="295.35163974762" calcext:value-type="float">
            <text:p>295,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,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,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,8847975730896</text:p>
          </table:table-cell>
          <table:table-cell office:value-type="float" office:value="18.0252192020416" calcext:value-type="float">
            <text:p>18,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,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,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,72058343887329</text:p>
          </table:table-cell>
          <table:table-cell office:value-type="float" office:value="292.256484746933" calcext:value-type="float">
            <text:p>292,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,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,17351007461548</text:p>
          </table:table-cell>
          <table:table-cell office:value-type="float" office:value="293.072597265244" calcext:value-type="float">
            <text:p>293,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,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,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,2123301029205</text:p>
          </table:table-cell>
          <table:table-cell office:value-type="float" office:value="85.7462289333344" calcext:value-type="float">
            <text:p>85,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,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,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,3035354614258</text:p>
          </table:table-cell>
          <table:table-cell office:value-type="float" office:value="368.201637268066" calcext:value-type="float">
            <text:p>368,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,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,2079102993011</text:p>
          </table:table-cell>
          <table:table-cell office:value-type="float" office:value="386.099971532822" calcext:value-type="float">
            <text:p>386,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,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,16499996185303</text:p>
          </table:table-cell>
          <table:table-cell office:value-type="float" office:value="9.49000000953674" calcext:value-type="float">
            <text:p>9,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,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,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346.744000196457" calcext:value-type="float">
            <text:p>346,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,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,47599983215332</text:p>
          </table:table-cell>
          <table:table-cell office:value-type="float" office:value="187.219999790192" calcext:value-type="float">
            <text:p>187,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,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6.4479999542236" calcext:value-type="float">
            <text:p>16,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,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,7560000419617</text:p>
          </table:table-cell>
          <table:table-cell office:value-type="float" office:value="335.212000131607" calcext:value-type="float">
            <text:p>335,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,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200.704999923706" calcext:value-type="float">
            <text:p>200,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,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,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,960000038146973</text:p>
          </table:table-cell>
          <table:table-cell office:value-type="float" office:value="8.69400000572205" calcext:value-type="float">
            <text:p>8,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,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,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,35099983215332</text:p>
          </table:table-cell>
          <table:table-cell office:value-type="float" office:value="258.148999929428" calcext:value-type="float">
            <text:p>258,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,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48.924000024796" calcext:value-type="float">
            <text:p>148,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,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,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,755000114440918</text:p>
          </table:table-cell>
          <table:table-cell office:value-type="float" office:value="7.84800004959106" calcext:value-type="float">
            <text:p>7,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,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,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,3050000667572</text:p>
          </table:table-cell>
          <table:table-cell office:value-type="float" office:value="300.083999872208" calcext:value-type="float">
            <text:p>300,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,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,35699987411499</text:p>
          </table:table-cell>
          <table:table-cell office:value-type="float" office:value="173.181999921799" calcext:value-type="float">
            <text:p>173,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,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,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,0950000286102</text:p>
          </table:table-cell>
          <table:table-cell office:value-type="float" office:value="35.5940001010895" calcext:value-type="float">
            <text:p>35,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,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,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,9269998073578</text:p>
          </table:table-cell>
          <table:table-cell office:value-type="float" office:value="330.445999860764" calcext:value-type="float">
            <text:p>330,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,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,7059998512268</text:p>
          </table:table-cell>
          <table:table-cell office:value-type="float" office:value="240.677999973297" calcext:value-type="float">
            <text:p>240,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,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,09100008010864</text:p>
          </table:table-cell>
          <table:table-cell office:value-type="float" office:value="16.25" calcext:value-type="float">
            <text:p>16,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,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,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,98800015449524</text:p>
          </table:table-cell>
          <table:table-cell office:value-type="float" office:value="335.723000049591" calcext:value-type="float">
            <text:p>335,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,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,99500012397766</text:p>
          </table:table-cell>
          <table:table-cell office:value-type="float" office:value="200.332999944687" calcext:value-type="float">
            <text:p>200,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,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,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,2630000114441</text:p>
          </table:table-cell>
          <table:table-cell office:value-type="float" office:value="32.0480000972748" calcext:value-type="float">
            <text:p>32,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,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,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,6280000209808</text:p>
          </table:table-cell>
          <table:table-cell office:value-type="float" office:value="332.006000041962" calcext:value-type="float">
            <text:p>332,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,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,5620000362396</text:p>
          </table:table-cell>
          <table:table-cell office:value-type="float" office:value="216.25400018692" calcext:value-type="float">
            <text:p>216,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,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,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,0789999961853</text:p>
          </table:table-cell>
          <table:table-cell office:value-type="float" office:value="16.1970000267029" calcext:value-type="float">
            <text:p>16,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,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,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,06500005722046</text:p>
          </table:table-cell>
          <table:table-cell office:value-type="float" office:value="332.952999830246" calcext:value-type="float">
            <text:p>332,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,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,52800011634827</text:p>
          </table:table-cell>
          <table:table-cell office:value-type="float" office:value="197.90700006485" calcext:value-type="float">
            <text:p>197,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,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,835999965667725</text:p>
          </table:table-cell>
          <table:table-cell office:value-type="float" office:value="8.00900006294251" calcext:value-type="float">
            <text:p>8,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,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,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,36100006103516</text:p>
          </table:table-cell>
          <table:table-cell office:value-type="float" office:value="344.331000089645" calcext:value-type="float">
            <text:p>344,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,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,234000205993652</text:p>
          </table:table-cell>
          <table:table-cell office:value-type="float" office:value="185.205000162125" calcext:value-type="float">
            <text:p>185,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,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,03999996185303</text:p>
          </table:table-cell>
          <table:table-cell office:value-type="float" office:value="16.0700001716614" calcext:value-type="float">
            <text:p>16,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,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,99699997901917</text:p>
          </table:table-cell>
          <table:table-cell office:value-type="float" office:value="334.706000089645" calcext:value-type="float">
            <text:p>334,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,96500015258789</text:p>
          </table:table-cell>
          <table:table-cell office:value-type="float" office:value="198.490000009537" calcext:value-type="float">
            <text:p>198,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,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,782999992370606</text:p>
          </table:table-cell>
          <table:table-cell office:value-type="float" office:value="7.94899988174439" calcext:value-type="float">
            <text:p>7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,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,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,08999991416931</text:p>
          </table:table-cell>
          <table:table-cell office:value-type="float" office:value="299.12299990654" calcext:value-type="float">
            <text:p>299,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,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176.089999914169" calcext:value-type="float">
            <text:p>176,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,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,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,0409998893738</text:p>
          </table:table-cell>
          <table:table-cell office:value-type="float" office:value="31.4019999504089" calcext:value-type="float">
            <text:p>31,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,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,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,3840000629425</text:p>
          </table:table-cell>
          <table:table-cell office:value-type="float" office:value="331.954999923706" calcext:value-type="float">
            <text:p>331,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,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,75</text:p>
          </table:table-cell>
          <table:table-cell office:value-type="float" office:value="214.019999980927" calcext:value-type="float">
            <text:p>214,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,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,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,3500001430511</text:p>
          </table:table-cell>
          <table:table-cell office:value-type="float" office:value="32.938000202179" calcext:value-type="float">
            <text:p>32,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,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,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,2410001754761</text:p>
          </table:table-cell>
          <table:table-cell office:value-type="float" office:value="353.226000070572" calcext:value-type="float">
            <text:p>353,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,9779999256134</text:p>
          </table:table-cell>
          <table:table-cell office:value-type="float" office:value="225.717000007629" calcext:value-type="float">
            <text:p>225,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,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,934999942779541</text:p>
          </table:table-cell>
          <table:table-cell office:value-type="float" office:value="8.14599990844727" calcext:value-type="float">
            <text:p>8,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,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297.629999876022" calcext:value-type="float">
            <text:p>297,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,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174.820999860764" calcext:value-type="float">
            <text:p>174,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,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,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,12399983406067</text:p>
          </table:table-cell>
          <table:table-cell office:value-type="float" office:value="16.4089999198914" calcext:value-type="float">
            <text:p>16,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,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,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,88499999046326</text:p>
          </table:table-cell>
          <table:table-cell office:value-type="float" office:value="332.101999998093" calcext:value-type="float">
            <text:p>332,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99.267999887466" calcext:value-type="float">
            <text:p>199,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,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,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,892000198364258</text:p>
          </table:table-cell>
          <table:table-cell office:value-type="float" office:value="7.8360002040863" calcext:value-type="float">
            <text:p>7,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,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,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,99699997901917</text:p>
          </table:table-cell>
          <table:table-cell office:value-type="float" office:value="270.646999835968" calcext:value-type="float">
            <text:p>270,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,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,438000202178955</text:p>
          </table:table-cell>
          <table:table-cell office:value-type="float" office:value="160.367000102997" calcext:value-type="float">
            <text:p>160,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,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,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,5820000171661</text:p>
          </table:table-cell>
          <table:table-cell office:value-type="float" office:value="32.9939999580383" calcext:value-type="float">
            <text:p>32,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,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,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,675999879837</text:p>
          </table:table-cell>
          <table:table-cell office:value-type="float" office:value="329.019000053406" calcext:value-type="float">
            <text:p>329,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,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211.733999967575" calcext:value-type="float">
            <text:p>211,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,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,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,0729999542236</text:p>
          </table:table-cell>
          <table:table-cell office:value-type="float" office:value="36.2129998207092" calcext:value-type="float">
            <text:p>36,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,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,8099999427795</text:p>
          </table:table-cell>
          <table:table-cell office:value-type="float" office:value="356.960000038147" calcext:value-type="float">
            <text:p>356,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,41499996185303</text:p>
          </table:table-cell>
          <table:table-cell office:value-type="float" office:value="212.302999973297" calcext:value-type="float">
            <text:p>212,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,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,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,83200001716614</text:p>
          </table:table-cell>
          <table:table-cell office:value-type="float" office:value="34.643000125885" calcext:value-type="float">
            <text:p>34,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,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,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,5339999198914</text:p>
          </table:table-cell>
          <table:table-cell office:value-type="float" office:value="550.373000144959" calcext:value-type="float">
            <text:p>550,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,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,634000062942505</text:p>
          </table:table-cell>
          <table:table-cell office:value-type="float" office:value="292.091000080109" calcext:value-type="float">
            <text:p>292,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,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,05900001525879</text:p>
          </table:table-cell>
          <table:table-cell office:value-type="float" office:value="8.84299993515015" calcext:value-type="float">
            <text:p>8,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,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,48200011253357</text:p>
          </table:table-cell>
          <table:table-cell office:value-type="float" office:value="321.06200003624" calcext:value-type="float">
            <text:p>321,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94.309000015259" calcext:value-type="float">
            <text:p>194,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,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45.3949999809265" calcext:value-type="float">
            <text:p>45,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,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,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,29900002479553</text:p>
          </table:table-cell>
          <table:table-cell office:value-type="float" office:value="322.932000160217" calcext:value-type="float">
            <text:p>322,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,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,28800010681152</text:p>
          </table:table-cell>
          <table:table-cell office:value-type="float" office:value="212.932000160217" calcext:value-type="float">
            <text:p>212,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,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,92300009727478</text:p>
          </table:table-cell>
          <table:table-cell office:value-type="float" office:value="16.2049999237061" calcext:value-type="float">
            <text:p>16,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,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,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,5680000782013</text:p>
          </table:table-cell>
          <table:table-cell office:value-type="float" office:value="338.399000167847" calcext:value-type="float">
            <text:p>338,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,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,46799993515015</text:p>
          </table:table-cell>
          <table:table-cell office:value-type="float" office:value="200.783999919891" calcext:value-type="float">
            <text:p>200,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,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,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,55599999427795</text:p>
          </table:table-cell>
          <table:table-cell office:value-type="float" office:value="45.2190001010895" calcext:value-type="float">
            <text:p>45,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,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,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,75099992752075</text:p>
          </table:table-cell>
          <table:table-cell office:value-type="float" office:value="320.838999986649" calcext:value-type="float">
            <text:p>320,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,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,12000012397766</text:p>
          </table:table-cell>
          <table:table-cell office:value-type="float" office:value="212.638000011444" calcext:value-type="float">
            <text:p>212,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,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,934000015258789</text:p>
          </table:table-cell>
          <table:table-cell office:value-type="float" office:value="7.90499997138977" calcext:value-type="float">
            <text:p>7,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,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,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,36800003051758</text:p>
          </table:table-cell>
          <table:table-cell office:value-type="float" office:value="298.875999927521" calcext:value-type="float">
            <text:p>298,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,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,450999975204468</text:p>
          </table:table-cell>
          <table:table-cell office:value-type="float" office:value="197.716000080109" calcext:value-type="float">
            <text:p>197,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,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,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,0460000038147</text:p>
          </table:table-cell>
          <table:table-cell office:value-type="float" office:value="8.91499996185303" calcext:value-type="float">
            <text:p>8,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,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321.539000034332" calcext:value-type="float">
            <text:p>321,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,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,525000095367432</text:p>
          </table:table-cell>
          <table:table-cell office:value-type="float" office:value="190.572000026703" calcext:value-type="float">
            <text:p>190,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,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,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,824999809265137</text:p>
          </table:table-cell>
          <table:table-cell office:value-type="float" office:value="7.72299981117249" calcext:value-type="float">
            <text:p>7,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,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,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,48600006103516</text:p>
          </table:table-cell>
          <table:table-cell office:value-type="float" office:value="299.605999946594" calcext:value-type="float">
            <text:p>299,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,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,337000131607056</text:p>
          </table:table-cell>
          <table:table-cell office:value-type="float" office:value="176.337000131607" calcext:value-type="float">
            <text:p>176,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,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,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7.92199993133545" calcext:value-type="float">
            <text:p>7,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,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,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,73900008201599</text:p>
          </table:table-cell>
          <table:table-cell office:value-type="float" office:value="301.457999944687" calcext:value-type="float">
            <text:p>301,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,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,378999948501587</text:p>
          </table:table-cell>
          <table:table-cell office:value-type="float" office:value="177.138000011444" calcext:value-type="float">
            <text:p>177,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,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8.12800002098084" calcext:value-type="float">
            <text:p>8,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,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,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,85500001907349</text:p>
          </table:table-cell>
          <table:table-cell office:value-type="float" office:value="296.416000127792" calcext:value-type="float">
            <text:p>296,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,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,537999868392944</text:p>
          </table:table-cell>
          <table:table-cell office:value-type="float" office:value="176.644999980927" calcext:value-type="float">
            <text:p>176,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,615999937057495</text:p>
          </table:table-cell>
          <table:table-cell office:value-type="float" office:value="6.94899988174439" calcext:value-type="float">
            <text:p>6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,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,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327.401000022888" calcext:value-type="float">
            <text:p>327,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,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,239000082015991</text:p>
          </table:table-cell>
          <table:table-cell office:value-type="float" office:value="207.908999919891" calcext:value-type="float">
            <text:p>207,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,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6.67000007629395" calcext:value-type="float">
            <text:p>6,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,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,4449999332428</text:p>
          </table:table-cell>
          <table:table-cell office:value-type="float" office:value="292.054999828339" calcext:value-type="float">
            <text:p>292,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,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75.695000171661" calcext:value-type="float">
            <text:p>175,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,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,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,690000057220459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,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,27100014686585</text:p>
          </table:table-cell>
          <table:table-cell office:value-type="float" office:value="297.536000013351" calcext:value-type="float">
            <text:p>297,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,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73.700000047684" calcext:value-type="float">
            <text:p>173,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,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,600000143051147</text:p>
          </table:table-cell>
          <table:table-cell office:value-type="float" office:value="6.69000005722046" calcext:value-type="float">
            <text:p>6,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,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,59700012207031</text:p>
          </table:table-cell>
          <table:table-cell office:value-type="float" office:value="301.050000190735" calcext:value-type="float">
            <text:p>301,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,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95.158999919891" calcext:value-type="float">
            <text:p>195,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,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,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,648000001907349</text:p>
          </table:table-cell>
          <table:table-cell office:value-type="float" office:value="7.59500002861023" calcext:value-type="float">
            <text:p>7,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,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,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,8109998703003</text:p>
          </table:table-cell>
          <table:table-cell office:value-type="float" office:value="356.016999959946" calcext:value-type="float">
            <text:p>356,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,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202.424999952316" calcext:value-type="float">
            <text:p>202,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,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30.1010000705719" calcext:value-type="float">
            <text:p>30,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,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,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,24899983406067</text:p>
          </table:table-cell>
          <table:table-cell office:value-type="float" office:value="477.743000030518" calcext:value-type="float">
            <text:p>477,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,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,669000148773193</text:p>
          </table:table-cell>
          <table:table-cell office:value-type="float" office:value="351.548000097275" calcext:value-type="float">
            <text:p>351,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,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,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,4909999370575</text:p>
          </table:table-cell>
          <table:table-cell office:value-type="float" office:value="29.404000043869" calcext:value-type="float">
            <text:p>29,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,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,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,03799986839294</text:p>
          </table:table-cell>
          <table:table-cell office:value-type="float" office:value="373.873999834061" calcext:value-type="float">
            <text:p>373,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,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,448999881744385</text:p>
          </table:table-cell>
          <table:table-cell office:value-type="float" office:value="226.355999946594" calcext:value-type="float">
            <text:p>226,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,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,05200004577637</text:p>
          </table:table-cell>
          <table:table-cell office:value-type="float" office:value="21.8359999656677" calcext:value-type="float">
            <text:p>21,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,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,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2.969000101089" calcext:value-type="float">
            <text:p>292,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,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184.717000007629" calcext:value-type="float">
            <text:p>184,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,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,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,02900004386902</text:p>
          </table:table-cell>
          <table:table-cell office:value-type="float" office:value="21.7630000114441" calcext:value-type="float">
            <text:p>21,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,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,1640000343323</text:p>
          </table:table-cell>
          <table:table-cell office:value-type="float" office:value="294.422999858856" calcext:value-type="float">
            <text:p>294,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,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85.253000020981" calcext:value-type="float">
            <text:p>185,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,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,01600003242493</text:p>
          </table:table-cell>
          <table:table-cell office:value-type="float" office:value="21.1389999389648" calcext:value-type="float">
            <text:p>21,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,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,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,1710000038147</text:p>
          </table:table-cell>
          <table:table-cell office:value-type="float" office:value="291.805999994278" calcext:value-type="float">
            <text:p>291,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,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,490000009536743</text:p>
          </table:table-cell>
          <table:table-cell office:value-type="float" office:value="187.947000026703" calcext:value-type="float">
            <text:p>187,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,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,30499982833862</text:p>
          </table:table-cell>
          <table:table-cell office:value-type="float" office:value="43.9229998588562" calcext:value-type="float">
            <text:p>43,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,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,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,77100014686585</text:p>
          </table:table-cell>
          <table:table-cell office:value-type="float" office:value="318.322000026703" calcext:value-type="float">
            <text:p>318,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,2649998664856</text:p>
          </table:table-cell>
          <table:table-cell office:value-type="float" office:value="213.335999965668" calcext:value-type="float">
            <text:p>213,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,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,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,50500011444092</text:p>
          </table:table-cell>
          <table:table-cell office:value-type="float" office:value="45.4769999980927" calcext:value-type="float">
            <text:p>45,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,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,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,74000000953674</text:p>
          </table:table-cell>
          <table:table-cell office:value-type="float" office:value="318.260999917984" calcext:value-type="float">
            <text:p>318,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,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13.322000026703" calcext:value-type="float">
            <text:p>213,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,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,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,37899994850159</text:p>
          </table:table-cell>
          <table:table-cell office:value-type="float" office:value="44.4469997882843" calcext:value-type="float">
            <text:p>44,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,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,30799984931946</text:p>
          </table:table-cell>
          <table:table-cell office:value-type="float" office:value="317.0609998703" calcext:value-type="float">
            <text:p>317,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,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213.793999910355" calcext:value-type="float">
            <text:p>213,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,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,33100008964539</text:p>
          </table:table-cell>
          <table:table-cell office:value-type="float" office:value="45.210000038147" calcext:value-type="float">
            <text:p>45,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,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,32099986076355</text:p>
          </table:table-cell>
          <table:table-cell office:value-type="float" office:value="329.06299996376" calcext:value-type="float">
            <text:p>329,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,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,34700012207031</text:p>
          </table:table-cell>
          <table:table-cell office:value-type="float" office:value="217.344000101089" calcext:value-type="float">
            <text:p>217,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,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,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,4460000991821</text:p>
          </table:table-cell>
          <table:table-cell office:value-type="float" office:value="92.585000038147" calcext:value-type="float">
            <text:p>92,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,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,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,4580001831055</text:p>
          </table:table-cell>
          <table:table-cell office:value-type="float" office:value="365.751000165939" calcext:value-type="float">
            <text:p>365,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,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,40200018882751</text:p>
          </table:table-cell>
          <table:table-cell office:value-type="float" office:value="262.085000038147" calcext:value-type="float">
            <text:p>262,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,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,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,8090000152588</text:p>
          </table:table-cell>
          <table:table-cell office:value-type="float" office:value="89.5110001564026" calcext:value-type="float">
            <text:p>89,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,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,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,2339999675751</text:p>
          </table:table-cell>
          <table:table-cell office:value-type="float" office:value="361.244999885559" calcext:value-type="float">
            <text:p>361,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,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,47800016403198</text:p>
          </table:table-cell>
          <table:table-cell office:value-type="float" office:value="266.844000101089" calcext:value-type="float">
            <text:p>266,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,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,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,7840001583099</text:p>
          </table:table-cell>
          <table:table-cell office:value-type="float" office:value="88.3090000152588" calcext:value-type="float">
            <text:p>88,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,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,018000125885</text:p>
          </table:table-cell>
          <table:table-cell office:value-type="float" office:value="360.572999954224" calcext:value-type="float">
            <text:p>360,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,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,68300008773804</text:p>
          </table:table-cell>
          <table:table-cell office:value-type="float" office:value="263.253000020981" calcext:value-type="float">
            <text:p>263,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,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,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,9379999637604</text:p>
          </table:table-cell>
          <table:table-cell office:value-type="float" office:value="87.0099999904633" calcext:value-type="float">
            <text:p>87,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,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,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,0799999237061</text:p>
          </table:table-cell>
          <table:table-cell office:value-type="float" office:value="360.792999982834" calcext:value-type="float">
            <text:p>360,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,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,2369999885559</text:p>
          </table:table-cell>
          <table:table-cell office:value-type="float" office:value="264.351999998093" calcext:value-type="float">
            <text:p>264,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,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,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,8699998855591</text:p>
          </table:table-cell>
          <table:table-cell office:value-type="float" office:value="88.9059998989105" calcext:value-type="float">
            <text:p>88,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,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,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,8540000915527</text:p>
          </table:table-cell>
          <table:table-cell office:value-type="float" office:value="364.676000118256" calcext:value-type="float">
            <text:p>364,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,1800000667572</text:p>
          </table:table-cell>
          <table:table-cell office:value-type="float" office:value="265.339999914169" calcext:value-type="float">
            <text:p>265,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,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,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,6010000705719</text:p>
          </table:table-cell>
          <table:table-cell office:value-type="float" office:value="89.1790001392365" calcext:value-type="float">
            <text:p>89,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,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,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,4779999256134</text:p>
          </table:table-cell>
          <table:table-cell office:value-type="float" office:value="360.911999940872" calcext:value-type="float">
            <text:p>360,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,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,60799980163574</text:p>
          </table:table-cell>
          <table:table-cell office:value-type="float" office:value="263.336999893188" calcext:value-type="float">
            <text:p>263,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7.6870000362396" calcext:value-type="float">
            <text:p>17,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,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,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,98600006103516</text:p>
          </table:table-cell>
          <table:table-cell office:value-type="float" office:value="285.249000072479" calcext:value-type="float">
            <text:p>285,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,351999998092651</text:p>
          </table:table-cell>
          <table:table-cell office:value-type="float" office:value="177.209000110626" calcext:value-type="float">
            <text:p>177,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,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,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,765000104904175</text:p>
          </table:table-cell>
          <table:table-cell office:value-type="float" office:value="17.3129999637604" calcext:value-type="float">
            <text:p>17,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,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,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,84700012207031</text:p>
          </table:table-cell>
          <table:table-cell office:value-type="float" office:value="286.707000017166" calcext:value-type="float">
            <text:p>286,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,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,340000152587891</text:p>
          </table:table-cell>
          <table:table-cell office:value-type="float" office:value="178.207000017166" calcext:value-type="float">
            <text:p>178,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,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,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,847000122070313</text:p>
          </table:table-cell>
          <table:table-cell office:value-type="float" office:value="17.3589999675751" calcext:value-type="float">
            <text:p>17,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,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,28400015830994</text:p>
          </table:table-cell>
          <table:table-cell office:value-type="float" office:value="282.56500005722" calcext:value-type="float">
            <text:p>282,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,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,361999988555908</text:p>
          </table:table-cell>
          <table:table-cell office:value-type="float" office:value="180.013000011444" calcext:value-type="float">
            <text:p>180,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,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office:value-type="float" office:value="17.3149998188019" calcext:value-type="float">
            <text:p>17,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,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,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,62100005149841</text:p>
          </table:table-cell>
          <table:table-cell office:value-type="float" office:value="283.424999952316" calcext:value-type="float">
            <text:p>283,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,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178.930000066757" calcext:value-type="float">
            <text:p>178,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,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,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,746000051498413</text:p>
          </table:table-cell>
          <table:table-cell office:value-type="float" office:value="17.4260001182556" calcext:value-type="float">
            <text:p>17,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,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281.728000164032" calcext:value-type="float">
            <text:p>281,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,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,358000040054321</text:p>
          </table:table-cell>
          <table:table-cell office:value-type="float" office:value="178.651000022888" calcext:value-type="float">
            <text:p>178,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,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,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,860999822616577</text:p>
          </table:table-cell>
          <table:table-cell office:value-type="float" office:value="17.2119998931885" calcext:value-type="float">
            <text:p>17,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,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,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283.301000118256" calcext:value-type="float">
            <text:p>283,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,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78.647000074387" calcext:value-type="float">
            <text:p>178,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,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,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,674999952316284</text:p>
          </table:table-cell>
          <table:table-cell office:value-type="float" office:value="13.8050000667572" calcext:value-type="float">
            <text:p>13,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,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,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,74199986457825</text:p>
          </table:table-cell>
          <table:table-cell office:value-type="float" office:value="282.955999851227" calcext:value-type="float">
            <text:p>282,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,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,223000049591064</text:p>
          </table:table-cell>
          <table:table-cell office:value-type="float" office:value="175.786000013351" calcext:value-type="float">
            <text:p>175,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,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,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,678999900817871</text:p>
          </table:table-cell>
          <table:table-cell office:value-type="float" office:value="13.6979999542236" calcext:value-type="float">
            <text:p>13,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,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,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287.430999994278" calcext:value-type="float">
            <text:p>287,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75.765999794006" calcext:value-type="float">
            <text:p>175,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,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,618000030517578</text:p>
          </table:table-cell>
          <table:table-cell office:value-type="float" office:value="13.6480000019073" calcext:value-type="float">
            <text:p>13,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,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,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,86400008201599</text:p>
          </table:table-cell>
          <table:table-cell office:value-type="float" office:value="285.949000120163" calcext:value-type="float">
            <text:p>285,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,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77.795000076294" calcext:value-type="float">
            <text:p>177,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,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3.9630000591278" calcext:value-type="float">
            <text:p>13,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,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,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,7480001449585</text:p>
          </table:table-cell>
          <table:table-cell office:value-type="float" office:value="308.19100022316" calcext:value-type="float">
            <text:p>308,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,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76.480999946594" calcext:value-type="float">
            <text:p>176,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,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,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,667999982833862</text:p>
          </table:table-cell>
          <table:table-cell office:value-type="float" office:value="13.8450000286102" calcext:value-type="float">
            <text:p>13,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,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,7269999980927</text:p>
          </table:table-cell>
          <table:table-cell office:value-type="float" office:value="288.703000068665" calcext:value-type="float">
            <text:p>288,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,355999946594238</text:p>
          </table:table-cell>
          <table:table-cell office:value-type="float" office:value="176.253000020981" calcext:value-type="float">
            <text:p>176,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,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,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,566999912261963</text:p>
          </table:table-cell>
          <table:table-cell office:value-type="float" office:value="14.0529999732971" calcext:value-type="float">
            <text:p>14,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,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,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,316999912262</text:p>
          </table:table-cell>
          <table:table-cell office:value-type="float" office:value="314.713999986649" calcext:value-type="float">
            <text:p>314,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,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,928999900817871</text:p>
          </table:table-cell>
          <table:table-cell office:value-type="float" office:value="177.052999973297" calcext:value-type="float">
            <text:p>177,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2T10:45:53.538409007</dc:date>
    <meta:editing-duration>PT9H21M22S</meta:editing-duration>
    <meta:editing-cycles>3</meta:editing-cycles>
    <meta:generator>LibreOffice/6.4.7.2$Linux_X86_64 LibreOffice_project/40$Build-2</meta:generator>
    <meta:document-statistic meta:table-count="2" meta:cell-count="4488" meta:object-count="0"/>
  </office:meta>
</office:document-meta>
</file>